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NGINX Pod Startup 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Scheduled</text:p>
          </table:table-cell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2]-[.C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3]-[.C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4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]-[.C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6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7]-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8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9]-[.C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10]-[.C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1]-[.C11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verage:</text:p>
          </table:table-cell>
          <table:table-cell table:style-name="ce2" table:formula="of:=AVERAGE([.D2:.D11])" office:value-type="float" office:value="4.8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td. Dev.:</text:p>
          </table:table-cell>
          <table:table-cell table:style-name="ce5" table:formula="of:=STDEV([.D2:.D11])" office:value-type="float" office:value="2.25092573548455" calcext:value-type="float">
            <text:p>2.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.o.v.:</text:p>
          </table:table-cell>
          <table:table-cell table:style-name="ce5" table:formula="of:=[.D13]/[.D12]" office:value-type="float" office:value="0.468942861559281" calcext:value-type="float">
            <text:p>0.47</text:p>
          </table:table-cell>
        </table:table-row>
      </table:table>
      <table:table table:name="NodeJS Pod Startup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Scheduled</text:p>
          </table:table-cell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formula="of:=[.B2]-[.C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3]-[.C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B4]-[.C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B5]-[.C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6]-[.C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7]-[.C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8]-[.C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9]-[.C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formula="of:=[.B10]-[.C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1]-[.C1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verage:</text:p>
          </table:table-cell>
          <table:table-cell table:style-name="ce2" table:formula="of:=AVERAGE([.D2:.D11])" office:value-type="float" office:value="14.2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td. Dev.:</text:p>
          </table:table-cell>
          <table:table-cell table:style-name="ce5" table:formula="of:=STDEV([.D2:.D11])" office:value-type="float" office:value="5.5337349251859" calcext:value-type="float">
            <text:p>5.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.o.v.:</text:p>
          </table:table-cell>
          <table:table-cell table:style-name="ce5" table:formula="of:=[.D13]/[.D12]" office:value-type="float" office:value="0.389699642618725" calcext:value-type="float">
            <text:p>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00/00/00</text:date>, <text:time style:data-style-name="N2" text:time-value="18:15:33.42641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5:14:06.751736970</meta:creation-date>
    <dc:date>2020-01-29T18:43:51.603156045</dc:date>
    <meta:editing-duration>PT35M5S</meta:editing-duration>
    <meta:editing-cycles>3</meta:editing-cycles>
    <meta:generator>LibreOffice/6.0.7.3$Linux_X86_64 LibreOffice_project/00m0$Build-3</meta:generator>
    <meta:document-statistic meta:table-count="2" meta:cell-count="100" meta:object-count="0"/>
  </office:meta>
</office:document-meta>
</file>